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1F100004ED5000033F5B105A980.wmf" manifest:media-type=""/>
  <manifest:file-entry manifest:full-path="Pictures/200003B8000058AD0000445D92DBD375.wmf" manifest:media-type=""/>
  <manifest:file-entry manifest:full-path="Pictures/200000DB00003AFD0000251D680FE28A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.10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Roboto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family="Roboto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049cm" svg:height="1.353cm" svg:x="14.651cm" svg:y="1cm">
          <draw:text-box>
            <text:p text:style-name="P1"><text:span text:style-name="T1">Core Model 1.0.0-dstu.5</text:span></text:p>
          </draw:text-box>
        </draw:frame>
        <draw:frame draw:style-name="gr2" draw:text-style-name="P3" draw:layer="layout" svg:width="26.704cm" svg:height="17.6cm" svg:x="1.698cm" svg:y="1.8cm">
          <draw:image xlink:href="Pictures/200001F100004ED5000033F5B105A980.wmf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2" draw:layer="layout" svg:width="14.049cm" svg:height="1.353cm" svg:x="14.652cm" svg:y="1.001cm">
          <draw:text-box>
            <text:p text:style-name="P1"><text:span text:style-name="T1">Party Model 1.0.0-dstu.5</text:span></text:p>
          </draw:text-box>
        </draw:frame>
        <draw:frame draw:style-name="gr2" draw:text-style-name="P3" draw:layer="layout" svg:width="24.002cm" svg:height="15.1cm" svg:x="3.049cm" svg:y="3.2cm">
          <draw:image xlink:href="Pictures/200000DB00003AFD0000251D680FE28A.wmf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2" draw:layer="layout" svg:width="14.049cm" svg:height="1.353cm" svg:x="14.653cm" svg:y="1.002cm">
          <draw:text-box>
            <text:p text:style-name="P1"><text:span text:style-name="T1">Data Value Types 1.0.0-dstu.5</text:span></text:p>
          </draw:text-box>
        </draw:frame>
        <draw:frame draw:style-name="gr2" draw:text-style-name="P3" draw:layer="layout" svg:width="23.528cm" svg:height="18.138cm" svg:x="3.286cm" svg:y="1.862cm">
          <draw:image xlink:href="Pictures/200003B8000058AD0000445D92DBD375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van der Zel</meta:initial-creator>
    <meta:creation-date>2013-02-28T18:54:28.39</meta:creation-date>
    <dc:date>2013-06-26T08:46:02.40</dc:date>
    <meta:editing-duration>P0D</meta:editing-duration>
    <meta:editing-cycles>3</meta:editing-cycles>
    <meta:generator>LibreOffice/4.0.3.3$Windows_x86 LibreOffice_project/0eaa50a932c8f2199a615e1eb30f7ac74279539</meta:generator>
    <meta:document-statistic meta:object-count="6"/>
  </office:meta>
</office:document-meta>
</file>